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1drv.ms/p/c/556b3e4bde2d9199/EW3gc8tOS6tKnaP7jow9AJcBCSbpaRQPbgwi_k9AmKKpLg?e=HXgvLM" text:style-name="Internet_20_link" text:visited-style-name="Visited_20_Internet_20_Link">Presentation_Conversion_Code 1.pptx</text:a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14T22:25:13.131000000</meta:creation-date>
    <dc:date>2024-11-14T22:25:44.291000000</dc:date>
    <meta:editing-duration>PT32S</meta:editing-duration>
    <meta:editing-cycles>1</meta:editing-cycles>
    <meta:document-statistic meta:table-count="0" meta:image-count="0" meta:object-count="0" meta:page-count="1" meta:paragraph-count="1" meta:word-count="2" meta:character-count="36" meta:non-whitespace-character-count="34"/>
    <meta:generator>LibreOffice/7.2.5.2$Windows_X86_64 LibreOffice_project/499f9727c189e6ef3471021d6132d4c694f357e5</meta:generator>
  </office:meta>
</office:document-meta>
</file>